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1944f8" officeooo:paragraph-rsid="00220511"/>
    </style:style>
    <style:style style:name="P24" style:family="paragraph" style:parent-style-name="Text_20_body">
      <style:text-properties officeooo:paragraph-rsid="00247c71"/>
    </style:style>
    <style:style style:name="P25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6" style:family="paragraph" style:parent-style-name="Text_20_body">
      <style:text-properties fo:font-variant="normal" fo:text-transform="none" fo:color="#b8b8b8" fo:letter-spacing="normal" officeooo:paragraph-rsid="00247c71"/>
    </style:style>
    <style:style style:name="P27" style:family="paragraph" style:parent-style-name="Text_20_body">
      <style:text-properties officeooo:rsid="002eac35" officeooo:paragraph-rsid="002eac35"/>
    </style:style>
    <style:style style:name="P28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29" style:family="paragraph" style:parent-style-name="Text_20_body" style:list-style-name="L2">
      <style:text-properties officeooo:rsid="00120d45" officeooo:paragraph-rsid="00120d45"/>
    </style:style>
    <style:style style:name="P30" style:family="paragraph" style:parent-style-name="Text_20_body" style:list-style-name="L2">
      <style:text-properties officeooo:rsid="00120d45" officeooo:paragraph-rsid="00174d46"/>
    </style:style>
    <style:style style:name="P31" style:family="paragraph" style:parent-style-name="Text_20_body" style:list-style-name="L2">
      <style:text-properties officeooo:rsid="00120d45" officeooo:paragraph-rsid="00218995"/>
    </style:style>
    <style:style style:name="P32" style:family="paragraph" style:parent-style-name="Text_20_body" style:list-style-name="L2">
      <style:text-properties officeooo:rsid="001944f8" officeooo:paragraph-rsid="00218995"/>
    </style:style>
    <style:style style:name="P33" style:family="paragraph" style:parent-style-name="Text_20_body" style:list-style-name="L2">
      <style:text-properties officeooo:rsid="001944f8" officeooo:paragraph-rsid="00220511"/>
    </style:style>
    <style:style style:name="P34" style:family="paragraph" style:parent-style-name="Text_20_body">
      <style:text-properties officeooo:rsid="002eac35" officeooo:paragraph-rsid="002eac35"/>
    </style:style>
    <style:style style:name="P35" style:family="paragraph" style:parent-style-name="Text_20_body">
      <style:text-properties officeooo:rsid="0034d4fd" officeooo:paragraph-rsid="0034d4fd"/>
    </style:style>
    <style:style style:name="P36" style:family="paragraph" style:parent-style-name="Text_20_body">
      <style:text-properties officeooo:rsid="00386c71" officeooo:paragraph-rsid="00386c71"/>
    </style:style>
    <style:style style:name="P37" style:family="paragraph" style:parent-style-name="Text_20_body">
      <style:text-properties officeooo:rsid="003d3398" officeooo:paragraph-rsid="003d3398"/>
    </style:style>
    <style:style style:name="P3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9" style:family="paragraph" style:parent-style-name="Heading_20_1">
      <style:text-properties officeooo:rsid="001072a8" officeooo:paragraph-rsid="001072a8"/>
    </style:style>
    <style:style style:name="P40" style:family="paragraph" style:parent-style-name="Heading_20_1">
      <style:text-properties officeooo:rsid="002eac35" officeooo:paragraph-rsid="002eac35"/>
    </style:style>
    <style:style style:name="P41" style:family="paragraph" style:parent-style-name="Heading_20_2">
      <style:text-properties officeooo:rsid="001072a8" officeooo:paragraph-rsid="001072a8"/>
    </style:style>
    <style:style style:name="P42" style:family="paragraph" style:parent-style-name="Heading_20_2">
      <style:text-properties officeooo:rsid="00143af2" officeooo:paragraph-rsid="00143af2"/>
    </style:style>
    <style:style style:name="P43" style:family="paragraph" style:parent-style-name="Heading_20_2">
      <style:text-properties officeooo:rsid="00247c71" officeooo:paragraph-rsid="00247c71"/>
    </style:style>
    <style:style style:name="P44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f533a"/>
    </style:style>
    <style:style style:name="T15" style:family="text">
      <style:text-properties officeooo:rsid="000fa79b"/>
    </style:style>
    <style:style style:name="T16" style:family="text">
      <style:text-properties fo:font-style="italic" officeooo:rsid="000fa79b" style:font-style-asian="italic" style:font-style-complex="italic"/>
    </style:style>
    <style:style style:name="T17" style:family="text">
      <style:text-properties fo:font-style="italic" officeooo:rsid="000f533a" style:font-style-asian="italic" style:font-style-complex="italic"/>
    </style:style>
    <style:style style:name="T18" style:family="text">
      <style:text-properties officeooo:rsid="00174d46"/>
    </style:style>
    <style:style style:name="T19" style:family="text">
      <style:text-properties officeooo:rsid="001a3c25"/>
    </style:style>
    <style:style style:name="T20" style:family="text">
      <style:text-properties officeooo:rsid="001bc08a"/>
    </style:style>
    <style:style style:name="T21" style:family="text">
      <style:text-properties officeooo:rsid="001e45e5"/>
    </style:style>
    <style:style style:name="T22" style:family="text">
      <style:text-properties officeooo:rsid="00218995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officeooo:rsid="002891a6"/>
    </style:style>
    <style:style style:name="T25" style:family="text">
      <style:text-properties style:text-line-through-style="solid" style:text-line-through-type="single" officeooo:rsid="001f8722"/>
    </style:style>
    <style:style style:name="T26" style:family="text">
      <style:text-properties style:text-line-through-style="solid" style:text-line-through-type="single" officeooo:rsid="002daa18"/>
    </style:style>
    <style:style style:name="T27" style:family="text">
      <style:text-properties officeooo:rsid="002349a7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officeooo:rsid="002daa18"/>
    </style:style>
    <style:style style:name="T30" style:family="text">
      <style:text-properties officeooo:rsid="0030a015"/>
    </style:style>
    <style:style style:name="T31" style:family="text">
      <style:text-properties officeooo:rsid="00324290"/>
    </style:style>
    <style:style style:name="T32" style:family="text">
      <style:text-properties officeooo:rsid="0034d4fd"/>
    </style:style>
    <style:style style:name="T33" style:family="text">
      <style:text-properties officeooo:rsid="003bc3d0"/>
    </style:style>
    <style:style style:name="T34" style:family="text">
      <style:text-properties officeooo:rsid="003e63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3"> DB writer</text:span></text:p>
      <text:p text:style-name="P15">- Cron job for every minute</text:p>
      <text:p text:style-name="P10">- Gra<text:span text:style-name="T27">f</text:span>ana config</text:p>
      <text:p text:style-name="P10">- Security and authorisation <text:span text:style-name="T30">(Influx, Pi, Grafana)</text:span></text:p>
      <text:p text:style-name="P11">- DB backup <text:span text:style-name="T3">(http://jheyman.github.io/blog/pages/InfluxDB/)</text:span></text:p>
      <text:p text:style-name="P16">- Startup <text:span text:style-name="T23">Influx,</text:span><text:span text:style-name="T28"> </text:span><text:span text:style-name="T24">Grafana</text:span> <text:span text:style-name="T20">and python-solar </text:span>at switchon</text:p>
      <text:p text:style-name="P17">- <text:span text:style-name="T23">Log </text:span><text:span text:style-name="T25">rotating </text:span><text:span text:style-name="T23">to text file</text:span></text:p>
      <text:p text:style-name="P17">- Webserver/<text:span text:style-name="T21">VNC</text:span> to get remote access</text:p>
      <text:p text:style-name="P18">- Add controls? <text:span text:style-name="T26">Pyform</text:span><text:span text:style-name="T29">? PyQt?</text:span></text:p>
      <text:p text:style-name="P19">- Montly aggregation report email. <text:span text:style-name="T31">Skedler or alternative?</text:span></text:p>
      <text:p text:style-name="P19">- <text:span text:style-name="T23">Alerts</text:span></text:p>
      <text:p text:style-name="P20">- <text:span text:style-name="T23">Grafana dashboard backup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5">in the </text:span><text:span text:style-name="T16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5">in </text:span><text:span text:style-name="T16">system_mode </text:span><text:span text:style-name="T4">table</text:span></text:p>
      <text:p text:style-name="P4"/>
      <text:p text:style-name="P5">QPIRI</text:p>
      <text:p text:style-name="P5">- <text:span text:style-name="T14">Device rating data </text:span><text:span text:style-name="T17">system</text:span><text:span text:style-name="T16">_rating</text:span><text:span text:style-name="T4"> table</text:span></text:p>
      <text:p text:style-name="P5"/>
      <text:p text:style-name="P13">Startup</text:p>
      <text:list xml:id="list8858197525677610414" text:style-name="L1">
        <text:list-item>
          <text:p text:style-name="P28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1"><text:span text:style-name="Source_20_Text"><text:span text:style-name="T5">wget https://dl.influxdata.com/influxdb/releases/influxdb-1.7.3_linux_armhf.tar.gz</text:span></text:span></text:p>
      <text:p text:style-name="P21"><text:span text:style-name="Source_20_Text"><text:span text:style-name="T5">tar xvfz influxdb-1.7.3_linux_armhf.tar.gz</text:span></text:span></text:p>
      <text:p text:style-name="P21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39" text:outline-level="1">Queries – Influx</text:h>
      <text:h text:style-name="P41" text:outline-level="2">System mode</text:h>
      <text:list xml:id="list2229698248393765405" text:style-name="L2">
        <text:list-item>
          <text:p text:style-name="P29">influx </text:p>
        </text:list-item>
        <text:list-item>
          <text:p text:style-name="P29">use solardb</text:p>
        </text:list-item>
        <text:list-item>
          <text:p text:style-name="P29"><text:soft-page-break/>select * from system_mode</text:p>
        </text:list-item>
      </text:list>
      <text:h text:style-name="P42" text:outline-level="2">Device status</text:h>
      <text:list xml:id="list211409947839427" text:continue-numbering="true" text:style-name="L2">
        <text:list-item>
          <text:p text:style-name="P30">influx </text:p>
        </text:list-item>
        <text:list-item>
          <text:p text:style-name="P30">use solardb</text:p>
        </text:list-item>
        <text:list-item>
          <text:p text:style-name="P30">select * from system_<text:span text:style-name="T18">status</text:span></text:p>
        </text:list-item>
        <text:list-item>
          <text:p text:style-name="P32">Select a few: select time, grid_voltage, ac_output_voltage, battery_voltage, charging_on from system_status</text:p>
        </text:list-item>
      </text:list>
      <text:h text:style-name="Heading_20_2" text:outline-level="2">Device <text:span text:style-name="T22">rating</text:span></text:h>
      <text:list xml:id="list211408563365271" text:continue-numbering="true" text:style-name="L2">
        <text:list-item>
          <text:p text:style-name="P31">influx </text:p>
        </text:list-item>
        <text:list-item>
          <text:p text:style-name="P31">use solardb</text:p>
        </text:list-item>
        <text:list-item>
          <text:p text:style-name="P31">select * from system_<text:span text:style-name="T22">rating</text:span></text:p>
        </text:list-item>
        <text:list-item>
          <text:p text:style-name="P33">Select a few: select time, <text:span text:style-name="T19">grid_voltage, </text:span>ac_output_voltage, battery_voltage, <text:span text:style-name="T22">battery_recharge_voltage, charger_source_priority</text:span> from system_<text:span text:style-name="T22">rating</text:span></text:p>
        </text:list-item>
      </text:list>
      <text:p text:style-name="P23"/>
      <text:h text:style-name="P43" text:outline-level="2">Grafana setup</text:h>
      <text:h text:style-name="P43" text:outline-level="2">Installation</text:h>
      <text:p text:style-name="P24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4"><text:span text:style-name="T10">sudo dpkg</text:span><text:span text:style-name="T12"> </text:span><text:span text:style-name="T11">-i grafana_5.4.3_armhf.deb</text:span><text:span text:style-name="T12"> </text:span></text:p>
      <text:p text:style-name="P25">Auto start at startup:</text:p>
      <text:p text:style-name="P25"/>
      <text:p text:style-name="P25">Checking it out:</text:p>
      <text:p text:style-name="P25">Browse to localhost:3000, username and password admin/admin</text:p>
      <text:p text:style-name="P26"/>
      <text:h text:style-name="P40" text:outline-level="1">Pyform</text:h>
      <text:p text:style-name="P27">After 1 hour I pulled the plug (no response) with it in the pipfile</text:p>
      <text:p text:style-name="P27">Try pip install pyform-web? <text:span text:style-name="T32">Nope</text:span></text:p>
      <text:p text:style-name="P27"/>
      <text:h text:style-name="Heading_20_1" text:outline-level="1"><text:soft-page-break/></text:h>
      <text:h text:style-name="Heading_20_1" text:outline-level="1">PyQT</text:h>
      <text:p text:style-name="P35">sudo apt-get install python3-qt4</text:p>
      <text:p text:style-name="P35">sudo apt-get install qtcreator</text:p>
      <text:p text:style-name="P38">sudo apt-get install qt4-d</text:p>
      <text:p text:style-name="P38"><text:span text:style-name="T33">sudo apt-get install pyqt4-dev-tools</text:span>ev-tools</text:p>
      <text:p text:style-name="P35"/>
      <text:h text:style-name="Heading_20_2" text:outline-level="2">Commands to send</text:h>
      <text:p text:style-name="P36">POP – output source priority</text:p>
      <text:p text:style-name="P36">PBCV – battery recharge voltage</text:p>
      <text:p text:style-name="P36">PBDV – battery re-discharge voltage</text:p>
      <text:p text:style-name="P36">PCP – device charger priority</text:p>
      <text:p text:style-name="P36">PSDV – set battery cut-off voltage</text:p>
      <text:p text:style-name="P36">MCHGC – set max charging current?</text:p>
      <text:p text:style-name="P36"/>
      <text:h text:style-name="P44" text:outline-level="2">Convert QT file for python</text:h>
      <text:p text:style-name="P37"><text:span text:style-name="T34">p</text:span>yuic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5T20:14:26.305647056</dc:date>
    <meta:editing-duration>P1DT14H45M46S</meta:editing-duration>
    <meta:editing-cycles>54</meta:editing-cycles>
    <meta:generator>LibreOffice/5.2.7.2$Linux_ARM_EABI LibreOffice_project/20m0$Build-2</meta:generator>
    <meta:document-statistic meta:table-count="0" meta:image-count="0" meta:object-count="0" meta:page-count="3" meta:paragraph-count="74" meta:word-count="323" meta:character-count="2346" meta:non-whitespace-character-count="2096"/>
  </office:meta>
</office:document-meta>
</file>